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Bookman Old Style" svg:font-family="'Bookman Old Style'" style:font-family-generic="roman" style:font-pitch="variable"/>
    <style:font-face style:name="Caladea" svg:font-family="Calade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Default">
      <style:text-properties fo:color="#000000" style:font-name="Caladea" fo:font-size="11pt" style:font-size-asian="11pt" style:font-size-complex="11pt"/>
    </style:style>
    <style:style style:name="P2" style:family="paragraph" style:parent-style-name="Default">
      <style:text-properties fo:color="#000000" style:font-name="Caladea" fo:font-size="11pt" officeooo:paragraph-rsid="0021dae0" style:font-size-asian="11pt" style:font-size-complex="11pt"/>
    </style:style>
    <style:style style:name="P3" style:family="paragraph" style:parent-style-name="Default">
      <style:text-properties style:font-name="Caladea"/>
    </style:style>
    <style:style style:name="P4" style:family="paragraph" style:parent-style-name="Default">
      <style:text-properties style:font-name="Caladea" fo:font-style="italic" fo:font-weight="bold" style:font-style-asian="italic" style:font-weight-asian="bold" style:font-style-complex="italic" style:font-weight-complex="bold"/>
    </style:style>
    <style:style style:name="P5" style:family="paragraph" style:parent-style-name="Default" style:list-style-name="WWNum2">
      <style:text-properties style:font-name="Caladea"/>
    </style:style>
    <style:style style:name="P6" style:family="paragraph" style:parent-style-name="Default">
      <style:paragraph-properties fo:text-align="start" style:justify-single-word="false"/>
      <style:text-properties style:font-name="Caladea"/>
    </style:style>
    <style:style style:name="P7" style:family="paragraph" style:parent-style-name="Default">
      <style:text-properties style:font-name="Caladea"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Default">
      <style:text-properties style:font-name="Caladea" fo:font-size="11pt" fo:font-weight="bold" style:font-size-asian="11pt" style:font-weight-asian="bold" style:font-size-complex="11pt" style:font-weight-complex="bold"/>
    </style:style>
    <style:style style:name="P9" style:family="paragraph" style:parent-style-name="Default">
      <style:paragraph-properties fo:text-align="start" style:justify-single-word="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style:font-size-asian="11pt" style:font-size-complex="11pt"/>
    </style:style>
    <style:style style:name="P10" style:family="paragraph" style:parent-style-name="Default">
      <style:paragraph-properties fo:text-align="start" style:justify-single-word="false" style:writing-mode="lr-tb"/>
      <style:text-properties fo:color="#000000" style:font-name="Caladea" fo:font-size="11pt" fo:background-color="transparent" style:font-size-asian="11pt" style:font-size-complex="11pt"/>
    </style:style>
    <style:style style:name="P11"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style>
    <style:style style:name="P12"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officeooo:paragraph-rsid="001bc41a"/>
    </style:style>
    <style:style style:name="P13"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officeooo:paragraph-rsid="001ebb50"/>
    </style:style>
    <style:style style:name="P14"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5487cf" style:font-name="Times New Roman" fo:font-size="12pt" fo:background-color="#ffffff" style:font-name-asian="Times New Roman2" style:font-size-asian="12pt" style:font-name-complex="Times New Roman2" style:font-size-complex="12pt"/>
    </style:style>
    <style:style style:name="P15"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Times New Roman" fo:font-size="12pt" officeooo:paragraph-rsid="001ebb50" fo:background-color="#ffffff" style:font-name-asian="Times New Roman2" style:font-size-asian="12pt" style:font-name-complex="Times New Roman2" style:font-size-complex="12pt"/>
    </style:style>
    <style:style style:name="P16"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Times New Roman" fo:font-size="12pt" officeooo:paragraph-rsid="001ebb50" fo:background-color="#ffffff" style:font-name-asian="Times New Roman2" style:font-size-asian="12pt" style:font-name-complex="Times New Roman2" style:font-size-complex="12pt"/>
    </style:style>
    <style:style style:name="P17"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officeooo:paragraph-rsid="0021dae0" fo:background-color="transparent" style:font-size-asian="11pt" style:font-size-complex="11pt"/>
    </style:style>
    <style:style style:name="P18"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style:font-size-asian="11pt" style:font-size-complex="11pt"/>
    </style:style>
    <style:style style:name="P19" style:family="paragraph" style:parent-style-name="Default" style:list-style-name="WWNum4">
      <style:paragraph-properties fo:margin-left="0cm" fo:margin-right="0cm" fo:text-align="start" style:justify-single-word="false" fo:text-indent="0cm" style:auto-text-indent="false" style:writing-mode="lr-tb"/>
      <style:text-properties fo:color="#000000" style:font-name="Caladea" fo:font-size="11pt" style:font-size-asian="11pt" style:font-size-complex="11pt"/>
    </style:style>
    <style:style style:name="P20"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officeooo:rsid="0022d4de" officeooo:paragraph-rsid="0022d4de" style:font-size-asian="11pt" style:font-size-complex="11pt"/>
    </style:style>
    <style:style style:name="P21"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fo:language="nb" fo:country="NO" officeooo:rsid="00221f06" officeooo:paragraph-rsid="00221f06" style:font-size-asian="11pt" style:font-size-complex="11pt"/>
    </style:style>
    <style:style style:name="P22"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style:font-name="Times New Roman" fo:font-size="12pt" fo:font-weight="bold" fo:background-color="#ffffff" style:font-name-asian="Times New Roman2" style:font-size-asian="12pt" style:font-weight-asian="bold" style:font-name-complex="Times New Roman2" style:font-size-complex="12pt" style:font-weight-complex="bold"/>
    </style:style>
    <style:style style:name="P23"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style:font-name="Times New Roman" fo:font-size="12pt" fo:background-color="#ffffff" style:font-name-asian="Times New Roman2" style:font-size-asian="12pt" style:font-name-complex="Times New Roman2" style:font-size-complex="12pt"/>
    </style:style>
    <style:style style:name="P24" style:family="paragraph" style:parent-style-name="Default">
      <style:paragraph-properties fo:margin-left="0cm" fo:margin-right="0cm" fo:text-align="start"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font-size="11pt" style:font-size-asian="11pt" style:font-size-complex="11pt"/>
    </style:style>
    <style:style style:name="P25" style:family="paragraph" style:parent-style-name="Default" style:list-style-name="WWNum2">
      <style:paragraph-properties fo:margin-left="1.27cm" fo:margin-right="0cm" fo:text-align="start" style:justify-single-word="false" fo:text-indent="-0.882cm" style:auto-text-indent="false" style:writing-mode="lr-tb"/>
      <style:text-properties officeooo:paragraph-rsid="001ebb50"/>
    </style:style>
    <style:style style:name="P26" style:family="paragraph" style:parent-style-name="Default" style:master-page-name="Standard">
      <style:paragraph-properties style:page-number="auto"/>
      <style:text-properties style:font-name="Caladea" fo:font-weight="normal" style:font-weight-asian="normal"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officeooo:paragraph-rsid="001bc41a"/>
    </style:style>
    <style:style style:name="P28" style:family="paragraph" style:parent-style-name="Standard">
      <style:paragraph-properties fo:margin-left="0cm" fo:margin-right="0cm" fo:line-height="150%" fo:text-align="justify"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officeooo:paragraph-rsid="001bc41a" fo:background-color="#ffff99"/>
    </style:style>
    <style:style style:name="P29" style:family="paragraph" style:parent-style-name="Standard">
      <style:paragraph-properties fo:margin-left="0cm" fo:margin-right="0cm" fo:line-height="150%" fo:text-align="justify"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officeooo:paragraph-rsid="001bc41a" fo:background-color="#66ffff"/>
    </style:style>
    <style:style style:name="P30" style:family="paragraph" style:parent-style-name="Standard">
      <style:paragraph-properties fo:margin-left="0cm" fo:margin-right="0cm" fo:line-height="150%" fo:text-align="justify"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fo:language="nb" fo:country="NO" officeooo:rsid="00221f06" officeooo:paragraph-rsid="00221f06" style:font-size-asian="11pt" style:font-size-complex="11pt"/>
    </style:style>
    <style:style style:name="P31" style:family="paragraph" style:parent-style-name="Standard">
      <style:paragraph-properties fo:margin-left="0cm" fo:margin-right="0cm" fo:line-height="150%" fo:text-align="justify"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fo:language="nb" fo:country="NO" officeooo:rsid="0022d4de" officeooo:paragraph-rsid="0022d4de" style:font-size-asian="11pt" style:font-size-complex="11pt"/>
    </style:style>
    <style:style style:name="P32" style:family="paragraph" style:parent-style-name="Standard">
      <style:paragraph-properties fo:margin-left="0cm" fo:margin-right="0cm" fo:line-height="150%" fo:text-align="justify" style:justify-single-word="false" fo:text-indent="0cm" style:auto-text-indent="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fo:language="nb" fo:country="NO" fo:font-style="italic" fo:font-weight="bold" officeooo:rsid="00221f06" officeooo:paragraph-rsid="00221f06" style:font-size-asian="11pt" style:font-style-asian="italic" style:font-weight-asian="bold" style:font-size-complex="11pt" style:font-style-complex="italic" style:font-weight-complex="bold"/>
    </style:style>
    <style:style style:name="P33" style:family="paragraph" style:parent-style-name="Standard">
      <style:paragraph-properties fo:line-height="150%" fo:text-align="justify" style:justify-single-word="false"/>
      <style:text-properties officeooo:paragraph-rsid="001bc41a" fo:background-color="#ffff99"/>
    </style:style>
    <style:style style:name="P34" style:family="paragraph" style:parent-style-name="Standard">
      <style:paragraph-properties fo:line-height="150%" fo:text-align="justify" style:justify-single-word="false"/>
      <style:text-properties officeooo:paragraph-rsid="001bc41a"/>
    </style:style>
    <style:style style:name="P35" style:family="paragraph" style:parent-style-name="Standard">
      <style:paragraph-properties fo:line-height="150%" fo:text-align="justify" style:justify-single-word="false"/>
      <style:text-properties style:font-name="Caladea" fo:font-size="11pt" officeooo:paragraph-rsid="0021dae0" style:font-size-asian="11pt" style:font-size-complex="11pt"/>
    </style:style>
    <style:style style:name="P36" style:family="paragraph" style:parent-style-name="Standard">
      <style:paragraph-properties fo:line-height="150%" fo:text-align="justify" style:justify-single-word="false" style:writing-mode="lr-tb">
        <style:tab-stops>
          <style:tab-stop style:position="1.244cm"/>
          <style:tab-stop style:position="2.487cm"/>
          <style:tab-stop style:position="3.731cm"/>
          <style:tab-stop style:position="4.974cm"/>
          <style:tab-stop style:position="6.218cm"/>
          <style:tab-stop style:position="7.461cm"/>
          <style:tab-stop style:position="8.705cm"/>
          <style:tab-stop style:position="9.948cm"/>
          <style:tab-stop style:position="11.192cm"/>
          <style:tab-stop style:position="12.435cm"/>
          <style:tab-stop style:position="13.679cm"/>
          <style:tab-stop style:position="14.923cm"/>
          <style:tab-stop style:position="16.166cm"/>
        </style:tab-stops>
      </style:paragraph-properties>
      <style:text-properties fo:color="#000000" style:font-name="Caladea" fo:font-size="11pt" fo:font-style="italic" fo:font-weight="bold" officeooo:paragraph-rsid="0021dae0" style:font-size-asian="11pt" style:font-style-asian="italic" style:font-weight-asian="bold" style:font-size-complex="11pt" style:font-style-complex="italic" style:font-weight-complex="bold"/>
    </style:style>
    <style:style style:name="T1" style:family="text">
      <style:text-properties style:text-position="-8% 100%" fo:background-color="#ffffff" loext:char-shading-value="0"/>
    </style:style>
    <style:style style:name="T2" style:family="text">
      <style:text-properties style:font-name="Times New Roman" fo:font-size="12pt" fo:font-weight="bold" fo:background-color="#ffffff" loext:char-shading-value="0" style:font-name-asian="Times New Roman2" style:font-size-asian="12pt" style:font-weight-asian="bold" style:font-name-complex="Times New Roman2" style:font-size-complex="12pt" style:font-weight-complex="bold"/>
    </style:style>
    <style:style style:name="T3" style:family="text">
      <style:text-properties style:font-name="Times New Roman" fo:font-size="12pt" fo:language="en" fo:country="US" fo:font-weight="bold" fo:background-color="#ffffff" loext:char-shading-value="0" style:font-size-asian="12pt" style:font-weight-asian="bold" style:font-size-complex="12pt" style:font-weight-complex="bold"/>
    </style:style>
    <style:style style:name="T4" style:family="text">
      <style:text-properties style:font-name="Times New Roman" fo:font-size="12pt" fo:language="en" fo:country="US" fo:background-color="#ffffff" loext:char-shading-value="0" style:font-size-asian="12pt" style:font-size-complex="12pt"/>
    </style:style>
    <style:style style:name="T5" style:family="text">
      <style:text-properties style:font-name="Times New Roman" fo:font-size="12pt" fo:language="en" fo:country="US" fo:font-style="italic" fo:background-color="#ffffff" loext:char-shading-value="0" style:font-size-asian="12pt" style:font-style-asian="italic" style:font-size-complex="12pt" style:font-style-complex="italic"/>
    </style:style>
    <style:style style:name="T6" style:family="text">
      <style:text-properties style:font-name="Times New Roman" fo:font-size="12pt" fo:language="en" fo:country="US" fo:font-style="normal" fo:background-color="#ffffff" loext:char-shading-value="0" style:font-size-asian="12pt" style:font-style-asian="normal" style:font-size-complex="12pt" style:font-style-complex="normal"/>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background-color="#ffffff" loext:char-shading-value="0" style:font-size-asian="12pt" style:font-size-complex="12pt"/>
    </style:style>
    <style:style style:name="T9" style:family="text">
      <style:text-properties style:font-name="Times New Roman" fo:font-size="12pt" fo:background-color="#ffffff" loext:char-shading-value="0" style:font-size-asian="12pt" style:font-size-complex="12pt"/>
    </style:style>
    <style:style style:name="T10" style:family="text">
      <style:text-properties style:font-name="Times New Roman" fo:font-size="12pt" fo:background-color="#ffffff" loext:char-shading-value="0" style:font-name-asian="Times New Roman2" style:font-size-asian="12pt" style:font-name-complex="Times New Roman2" style:font-size-complex="12pt"/>
    </style:style>
    <style:style style:name="T11" style:family="text">
      <style:text-properties style:font-name="Times New Roman" fo:font-size="12pt" fo:language="it" fo:country="IT" fo:font-weight="bold" fo:background-color="#ffffff" loext:char-shading-value="0" style:font-size-asian="12pt" style:font-weight-asian="bold" style:font-size-complex="12pt" style:font-weight-complex="bold"/>
    </style:style>
    <style:style style:name="T12" style:family="text">
      <style:text-properties style:font-name="Times New Roman" fo:font-size="12pt" fo:font-style="normal" fo:background-color="#ffffff" loext:char-shading-value="0" style:font-size-asian="12pt" style:font-style-asian="normal" style:font-size-complex="12pt" style:font-style-complex="normal"/>
    </style:style>
    <style:style style:name="T13" style:family="text">
      <style:text-properties style:font-name="Times New Roman" fo:font-size="12pt" fo:font-style="normal" fo:background-color="#ffffff" loext:char-shading-value="0" style:font-name-asian="Times New Roman2" style:font-size-asian="12pt" style:font-style-asian="normal" style:font-name-complex="Times New Roman2" style:font-size-complex="12pt" style:font-style-complex="normal"/>
    </style:style>
    <style:style style:name="T14" style:family="text">
      <style:text-properties style:font-name="Times New Roman" fo:font-size="12pt" fo:font-style="italic" fo:background-color="#ffffff" loext:char-shading-value="0" style:font-name-asian="Times New Roman2" style:font-size-asian="12pt" style:font-style-asian="italic" style:font-name-complex="Times New Roman2" style:font-size-complex="12pt" style:font-style-complex="italic"/>
    </style:style>
    <style:style style:name="T15" style:family="text">
      <style:text-properties style:font-name="Times New Roman" fo:font-size="12pt" style:font-size-asian="12pt" style:font-size-complex="12pt"/>
    </style:style>
    <style:style style:name="T16" style:family="text">
      <style:text-properties style:font-name="Times New Roman" fo:font-size="12pt" officeooo:rsid="0021dae0" style:font-size-asian="12pt" style:font-size-complex="12pt"/>
    </style:style>
    <style:style style:name="T17" style:family="text">
      <style:text-properties style:font-name="Times New Roman" fo:background-color="#ffffff" loext:char-shading-value="0"/>
    </style:style>
    <style:style style:name="T18" style:family="text">
      <style:text-properties style:font-name="Times New Roman" fo:font-style="normal" fo:background-color="#ffffff" loext:char-shading-value="0" style:font-style-asian="normal" style:font-style-complex="normal"/>
    </style:style>
    <style:style style:name="T19" style:family="text">
      <style:text-properties style:font-name="Times New Roman" fo:language="en" fo:country="US"/>
    </style:style>
    <style:style style:name="T20" style:family="text">
      <style:text-properties style:font-name="Times New Roman"/>
    </style:style>
    <style:style style:name="T21" style:family="text">
      <style:text-properties style:font-name="Times New Roman" officeooo:rsid="0021dae0"/>
    </style:style>
    <style:style style:name="T22" style:family="text">
      <style:text-properties fo:color="#5487cf" style:font-name="Times New Roman" fo:font-size="12pt" fo:language="en" fo:country="US" fo:background-color="#ffffff" loext:char-shading-value="0" style:font-size-asian="12pt" style:font-size-complex="12pt"/>
    </style:style>
    <style:style style:name="T23" style:family="text">
      <style:text-properties fo:color="#5487cf" style:font-name="Times New Roman" fo:font-size="12pt" fo:language="en" fo:country="US" fo:font-style="italic" fo:background-color="#ffffff" loext:char-shading-value="0" style:font-size-asian="12pt" style:font-style-asian="italic" style:font-size-complex="12pt" style:font-style-complex="italic"/>
    </style:style>
    <style:style style:name="T24" style:family="text">
      <style:text-properties fo:color="#5487cf" style:font-name="Times New Roman" fo:font-size="12pt" fo:language="en" fo:country="US" fo:font-style="normal" fo:background-color="#ffffff" loext:char-shading-value="0" style:font-size-asian="12pt" style:font-style-asian="normal" style:font-size-complex="12pt" style:font-style-complex="normal"/>
    </style:style>
    <style:style style:name="T25" style:family="text">
      <style:text-properties fo:color="#5487cf" style:font-name="Times New Roman" fo:font-size="12pt" fo:background-color="#ffffff" loext:char-shading-value="0" style:font-name-asian="Times New Roman2" style:font-size-asian="12pt" style:font-name-complex="Times New Roman2" style:font-size-complex="12pt"/>
    </style:style>
    <style:style style:name="T26" style:family="text">
      <style:text-properties fo:color="#5487cf" style:font-name="Times New Roman" fo:background-color="#ffffff" loext:char-shading-value="0" style:font-name-asian="Times New Roman2" style:font-name-complex="Times New Roman2"/>
    </style:style>
    <style:style style:name="T27" style:family="text">
      <style:text-properties fo:color="#5487cf" style:font-name="Bookman Old Style" fo:font-size="12pt" fo:background-color="#ffffff" loext:char-shading-value="0" style:font-name-asian="Times New Roman2" style:font-size-asian="12pt" style:font-name-complex="Times New Roman2" style:font-size-complex="12pt"/>
    </style:style>
    <style:style style:name="T28" style:family="text">
      <style:text-properties fo:color="#5487cf" style:font-name="Bookman Old Style" fo:font-size="12pt" officeooo:rsid="001e9942" fo:background-color="#ffffff" loext:char-shading-value="0" style:font-name-asian="Times New Roman2" style:font-size-asian="12pt" style:font-name-complex="Times New Roman2" style:font-size-complex="12pt"/>
    </style:style>
    <style:style style:name="T29" style:family="text">
      <style:text-properties fo:color="#5487cf" style:font-name="Bookman Old Style" fo:background-color="#ffffff" loext:char-shading-value="0" style:font-name-asian="Times New Roman2" style:font-name-complex="Times New Roman2"/>
    </style:style>
    <style:style style:name="T30" style:family="text">
      <style:text-properties fo:color="#5487cf" style:font-name="Bookman Old Style" officeooo:rsid="001e9942" fo:background-color="#ffffff" loext:char-shading-value="0" style:font-name-asian="Times New Roman2" style:font-name-complex="Times New Roman2"/>
    </style:style>
    <style:style style:name="T31" style:family="text">
      <style:text-properties fo:color="#5487cf" fo:background-color="#ffffff" loext:char-shading-value="0" style:font-name-asian="Times New Roman2" style:font-name-complex="Times New Roman2"/>
    </style:style>
    <style:style style:name="T32" style:family="text">
      <style:text-properties fo:color="#5487cf" officeooo:rsid="001e9942" fo:background-color="#ffffff" loext:char-shading-value="0" style:font-name-asian="Times New Roman2" style:font-name-complex="Times New Roman2"/>
    </style:style>
    <style:style style:name="T33" style:family="text">
      <style:text-properties fo:color="#5487cf" officeooo:rsid="0022d4de" fo:background-color="#ffffff" loext:char-shading-value="0" style:font-name-asian="Times New Roman2" style:font-name-complex="Times New Roman2"/>
    </style:style>
    <style:style style:name="T34" style:family="text">
      <style:text-properties fo:color="#5487cf" fo:language="en" fo:country="US" fo:background-color="#ffffff" loext:char-shading-value="0"/>
    </style:style>
    <style:style style:name="T35" style:family="text">
      <style:text-properties fo:color="#000000" style:font-name="Times New Roman" fo:font-size="12pt" fo:background-color="#ffffff" loext:char-shading-value="0" style:font-name-asian="Times New Roman2" style:font-size-asian="12pt" style:font-name-complex="Times New Roman2" style:font-size-complex="12pt"/>
    </style:style>
    <style:style style:name="T36" style:family="text">
      <style:text-properties fo:color="#000000" style:font-name="Times New Roman" fo:font-size="12pt" fo:font-style="normal" fo:background-color="#ffffff" loext:char-shading-value="0" style:font-name-asian="Times New Roman2" style:font-size-asian="12pt" style:font-style-asian="normal" style:font-name-complex="Times New Roman2" style:font-size-complex="12pt" style:font-style-complex="normal"/>
    </style:style>
    <style:style style:name="T37" style:family="text">
      <style:text-properties fo:color="#000000" style:font-name="Times New Roman" fo:font-size="12pt" fo:language="en" fo:country="US" fo:background-color="#ffffff" loext:char-shading-value="0" style:font-size-asian="12pt" style:font-size-complex="12pt"/>
    </style:style>
    <style:style style:name="T38" style:family="text">
      <style:text-properties fo:color="#000000" fo:language="en" fo:country="US" officeooo:rsid="001cc3be" style:font-name-asian="Times New Roman2" style:font-name-complex="Times New Roman2"/>
    </style:style>
    <style:style style:name="T39" style:family="text">
      <style:text-properties fo:color="#000000" fo:language="en" fo:country="US" style:font-name-asian="Times New Roman2" style:font-name-complex="Times New Roman2"/>
    </style:style>
    <style:style style:name="T40" style:family="text">
      <style:text-properties fo:color="#000000" fo:language="en" fo:country="US" fo:background-color="#ffffff" loext:char-shading-value="0" style:font-name-asian="Times New Roman2" style:font-name-complex="Times New Roman2"/>
    </style:style>
    <style:style style:name="T41" style:family="text">
      <style:text-properties fo:color="#000000" fo:language="en" fo:country="US" officeooo:rsid="001fdd22" fo:background-color="#ffffff" loext:char-shading-value="0" style:font-name-asian="Times New Roman2" style:font-name-complex="Times New Roman2"/>
    </style:style>
    <style:style style:name="T42" style:family="text">
      <style:text-properties fo:color="#000000" fo:language="en" fo:country="US" fo:font-weight="bold" fo:background-color="#ffffff" loext:char-shading-value="0" style:font-name-asian="Times New Roman2" style:font-weight-asian="bold" style:font-name-complex="Times New Roman2"/>
    </style:style>
    <style:style style:name="T43" style:family="text">
      <style:text-properties fo:color="#ff2600" style:font-name="Times New Roman" fo:font-size="12pt" fo:language="en" fo:country="US" fo:background-color="#ffffff" loext:char-shading-value="0" style:font-size-asian="12pt" style:font-size-complex="12pt"/>
    </style:style>
    <style:style style:name="T44" style:family="text">
      <style:text-properties fo:color="#ff2600" style:font-name="Times New Roman" fo:font-size="12pt" fo:language="en" fo:country="US" fo:background-color="#ffffff" loext:char-shading-value="0" style:font-name-asian="Times New Roman2" style:font-size-asian="12pt" style:font-name-complex="Times New Roman2" style:font-size-complex="12pt"/>
    </style:style>
    <style:style style:name="T45" style:family="text">
      <style:text-properties fo:color="#ff2600" style:font-name="Times New Roman" fo:font-size="12pt" fo:background-color="#ffffff" loext:char-shading-value="0" style:font-name-asian="Times New Roman2" style:font-size-asian="12pt" style:font-name-complex="Times New Roman2" style:font-size-complex="12pt"/>
    </style:style>
    <style:style style:name="T46" style:family="text">
      <style:text-properties fo:color="#ff2600" style:font-name="Times New Roman" fo:language="en" fo:country="US" fo:background-color="#ffffff" loext:char-shading-value="0" style:font-name-asian="Times New Roman2" style:font-name-complex="Times New Roman2"/>
    </style:style>
    <style:style style:name="T47" style:family="text">
      <style:text-properties fo:color="#ff2600" style:font-name="Times New Roman" fo:language="en" fo:country="US" fo:background-color="#ffffff" loext:char-shading-value="0"/>
    </style:style>
    <style:style style:name="T48" style:family="text">
      <style:text-properties fo:color="#ff2600" fo:language="en" fo:country="US" fo:background-color="#ffffff" loext:char-shading-value="0" style:font-name-asian="Times New Roman2" style:font-name-complex="Times New Roman2"/>
    </style:style>
    <style:style style:name="T49" style:family="text">
      <style:text-properties fo:color="#017000" style:font-name="Times New Roman" fo:font-size="12pt" fo:background-color="#ffffff" loext:char-shading-value="0" style:font-size-asian="12pt" style:font-size-complex="12pt"/>
    </style:style>
    <style:style style:name="T50" style:family="text">
      <style:text-properties fo:color="#017000" style:font-name="Times New Roman" fo:font-size="12pt" fo:language="en" fo:country="US" fo:background-color="#ffffff" loext:char-shading-value="0" style:font-size-asian="12pt" style:font-size-complex="12pt"/>
    </style:style>
    <style:style style:name="T51" style:family="text">
      <style:text-properties fo:color="#017000" style:font-name="Times New Roman" fo:font-size="12pt" fo:language="nb" fo:country="NO" fo:background-color="#ffffff" loext:char-shading-value="0" style:font-size-asian="12pt" style:font-size-complex="12pt"/>
    </style:style>
    <style:style style:name="T52" style:family="text">
      <style:text-properties fo:color="#017000" style:font-name="Times New Roman" fo:font-size="12pt" fo:language="nb" fo:country="NO" officeooo:rsid="00221f06" fo:background-color="#ffffff" loext:char-shading-value="0" style:font-size-asian="12pt" style:font-size-complex="12pt"/>
    </style:style>
    <style:style style:name="T53" style:family="text">
      <style:text-properties fo:color="#017000" style:font-name="Times New Roman" fo:background-color="#ffffff" loext:char-shading-value="0"/>
    </style:style>
    <style:style style:name="T54" style:family="text">
      <style:text-properties fo:color="#017000" style:font-name="Times New Roman" fo:language="nb" fo:country="NO" officeooo:rsid="00221f06" fo:background-color="#ffffff" loext:char-shading-value="0"/>
    </style:style>
    <style:style style:name="T55" style:family="text">
      <style:text-properties fo:color="#017000" style:font-name="Times New Roman" fo:language="en" fo:country="US" fo:background-color="#ffffff" loext:char-shading-value="0"/>
    </style:style>
    <style:style style:name="T56" style:family="text">
      <style:text-properties fo:color="#017000" fo:background-color="#ffffff" loext:char-shading-value="0"/>
    </style:style>
    <style:style style:name="T57" style:family="text">
      <style:text-properties fo:color="#017000" fo:language="nb" fo:country="NO" officeooo:rsid="00221f06" fo:background-color="#ffffff" loext:char-shading-value="0"/>
    </style:style>
    <style:style style:name="T58" style:family="text">
      <style:text-properties fo:color="#017000" fo:language="en" fo:country="US" fo:background-color="#ffffff" loext:char-shading-value="0"/>
    </style:style>
    <style:style style:name="T59" style:family="text">
      <style:text-properties fo:color="#ff4c41" style:font-name="Times New Roman" fo:font-size="12pt" fo:language="en" fo:country="US" fo:background-color="#ffffff" loext:char-shading-value="0" style:font-size-asian="12pt" style:font-size-complex="12pt"/>
    </style:style>
    <style:style style:name="T60" style:family="text">
      <style:text-properties fo:color="#ff4c41" style:font-name="Times New Roman" fo:font-size="12pt" fo:background-color="#ffffff" loext:char-shading-value="0" style:font-size-asian="12pt" style:font-size-complex="12pt"/>
    </style:style>
    <style:style style:name="T61" style:family="text">
      <style:text-properties fo:color="#ff4c41" style:font-name="Times New Roman" fo:font-size="12pt" fo:background-color="#ffffff" loext:char-shading-value="0" style:font-name-asian="Times New Roman2" style:font-size-asian="12pt" style:font-name-complex="Times New Roman2" style:font-size-complex="12pt"/>
    </style:style>
    <style:style style:name="T62" style:family="text">
      <style:text-properties fo:color="#ff4c41" style:font-name="Times New Roman" fo:language="en" fo:country="US" fo:background-color="#ffffff" loext:char-shading-value="0"/>
    </style:style>
    <style:style style:name="T63" style:family="text">
      <style:text-properties fo:color="#ff4c41" fo:language="en" fo:country="US" fo:background-color="#ffffff" loext:char-shading-value="0"/>
    </style:style>
    <style:style style:name="T64" style:family="text">
      <style:text-properties style:font-name="Bookman Old Style"/>
    </style:style>
    <style:style style:name="T65" style:family="text">
      <style:text-properties style:font-name="Bookman Old Style" fo:font-size="12pt" fo:language="en" fo:country="US" fo:background-color="#ffffff" loext:char-shading-value="0" style:font-size-asian="12pt" style:font-size-complex="12pt"/>
    </style:style>
    <style:style style:name="T66" style:family="text">
      <style:text-properties style:font-name="Bookman Old Style" fo:font-size="12pt" fo:language="en" fo:country="US" fo:background-color="#ffff99" loext:char-shading-value="0" style:font-size-asian="12pt" style:font-size-complex="12pt"/>
    </style:style>
    <style:style style:name="T67" style:family="text">
      <style:text-properties style:font-name="Bookman Old Style" fo:font-size="12pt" fo:language="en" fo:country="US" fo:font-weight="bold" fo:background-color="#ffffff" loext:char-shading-value="0" style:font-size-asian="12pt" style:font-weight-asian="bold" style:font-size-complex="12pt"/>
    </style:style>
    <style:style style:name="T68" style:family="text">
      <style:text-properties style:font-name="Bookman Old Style" fo:font-size="12pt" fo:language="en" fo:country="US" fo:font-weight="bold" fo:background-color="#66ffff" loext:char-shading-value="0" style:font-size-asian="12pt" style:font-weight-asian="bold" style:font-size-complex="12pt"/>
    </style:style>
    <style:style style:name="T69" style:family="text">
      <style:text-properties style:font-name="Bookman Old Style" fo:font-size="12pt" fo:language="en" fo:country="US" fo:font-weight="bold" style:font-size-asian="12pt" style:font-weight-asian="bold" style:font-size-complex="12pt"/>
    </style:style>
    <style:style style:name="T70" style:family="text">
      <style:text-properties style:font-name="Bookman Old Style" fo:font-size="12pt" fo:language="en" fo:country="US" fo:background-color="#ff99ff" loext:char-shading-value="0" style:font-size-asian="12pt" style:font-size-complex="12pt"/>
    </style:style>
    <style:style style:name="T71" style:family="text">
      <style:text-properties style:font-name="Bookman Old Style" fo:font-size="12pt" fo:language="en" fo:country="US" fo:background-color="#66ffff" loext:char-shading-value="0" style:font-size-asian="12pt" style:font-size-complex="12pt"/>
    </style:style>
    <style:style style:name="T72" style:family="text">
      <style:text-properties style:font-name="Bookman Old Style" fo:font-size="12pt" fo:language="en" fo:country="US" style:font-size-asian="12pt" style:font-size-complex="12pt"/>
    </style:style>
    <style:style style:name="T73" style:family="text">
      <style:text-properties style:font-name="Bookman Old Style" fo:font-size="12pt" fo:background-color="#ffffff" loext:char-shading-value="0" style:font-name-asian="Times New Roman2" style:font-size-asian="12pt" style:font-name-complex="Times New Roman2" style:font-size-complex="12pt"/>
    </style:style>
    <style:style style:name="T74" style:family="text">
      <style:text-properties style:font-name="Bookman Old Style" fo:font-size="12pt" officeooo:rsid="0021dae0" fo:background-color="#ffffff" loext:char-shading-value="0" style:font-name-asian="Times New Roman2" style:font-size-asian="12pt" style:font-name-complex="Times New Roman2" style:font-size-complex="12pt"/>
    </style:style>
    <style:style style:name="T75" style:family="text">
      <style:text-properties style:font-name="Bookman Old Style" fo:font-weight="bold" style:font-weight-asian="bold"/>
    </style:style>
    <style:style style:name="T76" style:family="text">
      <style:text-properties style:font-name="Bookman Old Style" fo:background-color="#ff99ff" loext:char-shading-value="0"/>
    </style:style>
    <style:style style:name="T77" style:family="text">
      <style:text-properties style:font-name="Bookman Old Style" fo:background-color="#66ffff" loext:char-shading-value="0"/>
    </style:style>
    <style:style style:name="T78" style:family="text">
      <style:text-properties style:font-name="Bookman Old Style" officeooo:rsid="0021dae0"/>
    </style:style>
    <style:style style:name="T79" style:family="text">
      <style:text-properties style:font-name="Bookman Old Style" fo:background-color="#ffffff" loext:char-shading-value="0" style:font-name-asian="Times New Roman2" style:font-name-complex="Times New Roman2"/>
    </style:style>
    <style:style style:name="T80" style:family="text">
      <style:text-properties style:font-name="Bookman Old Style" officeooo:rsid="0021dae0" fo:background-color="#ffffff" loext:char-shading-value="0" style:font-name-asian="Times New Roman2" style:font-name-complex="Times New Roman2"/>
    </style:style>
    <style:style style:name="T81" style:family="text">
      <style:text-properties officeooo:rsid="001cc3be"/>
    </style:style>
    <style:style style:name="T82" style:family="text">
      <style:text-properties officeooo:rsid="001cc3be"/>
    </style:style>
    <style:style style:name="T83" style:family="text">
      <style:text-properties fo:language="en" fo:country="US"/>
    </style:style>
    <style:style style:name="T84" style:family="text">
      <style:text-properties fo:language="en" fo:country="US" fo:background-color="#ffffff" loext:char-shading-value="0"/>
    </style:style>
    <style:style style:name="T85" style:family="text">
      <style:text-properties fo:language="en" fo:country="US" fo:background-color="#ffffff" loext:char-shading-value="0"/>
    </style:style>
    <style:style style:name="T86" style:family="text">
      <style:text-properties fo:language="en" fo:country="US" officeooo:rsid="001ebb50" fo:background-color="#ffffff" loext:char-shading-value="0"/>
    </style:style>
    <style:style style:name="T87" style:family="text">
      <style:text-properties fo:language="en" fo:country="US" fo:background-color="#ffffff" loext:char-shading-value="0"/>
    </style:style>
    <style:style style:name="T88" style:family="text">
      <style:text-properties fo:language="en" fo:country="US" officeooo:rsid="001fdd22" fo:background-color="#ffffff" loext:char-shading-value="0"/>
    </style:style>
    <style:style style:name="T89" style:family="text">
      <style:text-properties fo:language="en" fo:country="US" fo:background-color="#ffffff" loext:char-shading-value="0" style:font-name-asian="Times New Roman2" style:font-name-complex="Times New Roman2"/>
    </style:style>
    <style:style style:name="T90" style:family="text">
      <style:text-properties fo:language="en" fo:country="US" fo:background-color="#ffffff" loext:char-shading-value="0"/>
    </style:style>
    <style:style style:name="T91" style:family="text">
      <style:text-properties fo:language="en" fo:country="US" fo:background-color="#ffffff" loext:char-shading-value="0"/>
    </style:style>
    <style:style style:name="T92" style:family="text">
      <style:text-properties fo:language="en" fo:country="US" officeooo:rsid="001cc3be"/>
    </style:style>
    <style:style style:name="T93" style:family="text">
      <style:text-properties fo:language="en" fo:country="US"/>
    </style:style>
    <style:style style:name="T94" style:family="text">
      <style:text-properties fo:language="en" fo:country="US" style:font-name-asian="Times New Roman2" style:font-name-complex="Times New Roman2"/>
    </style:style>
    <style:style style:name="T95" style:family="text">
      <style:text-properties fo:language="en" fo:country="US" officeooo:rsid="001ebb50" style:font-name-asian="Times New Roman2" style:font-name-complex="Times New Roman2"/>
    </style:style>
    <style:style style:name="T96" style:family="text">
      <style:text-properties fo:background-color="#ffffff" loext:char-shading-value="0"/>
    </style:style>
    <style:style style:name="T97" style:family="text">
      <style:text-properties fo:background-color="#ffffff" loext:char-shading-value="0"/>
    </style:style>
    <style:style style:name="T98" style:family="text">
      <style:text-properties officeooo:rsid="001ebb50" fo:background-color="#ffffff" loext:char-shading-value="0"/>
    </style:style>
    <style:style style:name="T99" style:family="text">
      <style:text-properties fo:background-color="#ffffff" loext:char-shading-value="0"/>
    </style:style>
    <style:style style:name="T100" style:family="text">
      <style:text-properties officeooo:rsid="001fdd22" fo:background-color="#ffffff" loext:char-shading-value="0"/>
    </style:style>
    <style:style style:name="T101" style:family="text">
      <style:text-properties officeooo:rsid="0021dae0" fo:background-color="#ffffff" loext:char-shading-value="0"/>
    </style:style>
    <style:style style:name="T102" style:family="text">
      <style:text-properties fo:background-color="#ffffff" loext:char-shading-value="0" style:font-name-asian="Times New Roman2" style:font-name-complex="Times New Roman2"/>
    </style:style>
    <style:style style:name="T103" style:family="text">
      <style:text-properties officeooo:rsid="0021dae0" fo:background-color="#ffffff" loext:char-shading-value="0" style:font-name-asian="Times New Roman2" style:font-name-complex="Times New Roman2"/>
    </style:style>
    <style:style style:name="T104" style:family="text">
      <style:text-properties fo:background-color="#ffffff" loext:char-shading-value="0" style:font-name-asian="Times New Roman2" style:font-name-complex="Times New Roman2"/>
    </style:style>
    <style:style style:name="T105" style:family="text">
      <style:text-properties officeooo:rsid="0022d4de" fo:background-color="#ffffff" loext:char-shading-value="0" style:font-name-asian="Times New Roman2" style:font-name-complex="Times New Roman2"/>
    </style:style>
    <style:style style:name="T106" style:family="text">
      <style:text-properties officeooo:rsid="001e9942" fo:background-color="#ffffff" loext:char-shading-value="0" style:font-name-asian="Times New Roman2" style:font-name-complex="Times New Roman2"/>
    </style:style>
    <style:style style:name="T107" style:family="text">
      <style:text-properties officeooo:rsid="001ebb50"/>
    </style:style>
    <style:style style:name="T108" style:family="text">
      <style:text-properties fo:background-color="transparent" loext:char-shading-value="0"/>
    </style:style>
    <style:style style:name="T109" style:family="text">
      <style:text-properties officeooo:rsid="001e4fc3" fo:background-color="transparent" loext:char-shading-value="0"/>
    </style:style>
    <style:style style:name="T110" style:family="text">
      <style:text-properties officeooo:rsid="001ae63e" fo:background-color="transparent" loext:char-shading-value="0"/>
    </style:style>
    <style:style style:name="T111" style:family="text">
      <style:text-properties officeooo:rsid="001fdd22"/>
    </style:style>
    <style:style style:name="T112" style:family="text">
      <style:text-properties officeooo:rsid="0021dae0"/>
    </style:style>
    <style:style style:name="T113" style:family="text">
      <style:text-properties officeooo:rsid="0021dae0"/>
    </style:style>
    <style:style style:name="T114" style:family="text">
      <style:text-properties fo:language="nb" fo:country="NO" officeooo:rsid="00221f06" fo:background-color="#ffffff" loext:char-shading-value="0"/>
    </style:style>
    <style:style style:name="T115" style:family="text">
      <style:text-properties fo:font-style="normal" fo:background-color="#ffffff" loext:char-shading-value="0"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58cm" fo:text-indent="-0.635cm" fo:margin-left="1.6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3cm" fo:text-indent="-0.635cm" fo:margin-left="2.2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28cm" fo:text-indent="-0.635cm" fo:margin-left="2.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3cm" fo:text-indent="-0.635cm" fo:margin-left="3.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98cm" fo:text-indent="-0.635cm" fo:margin-left="4.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3cm" fo:text-indent="-0.635cm" fo:margin-left="4.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68cm" fo:text-indent="-0.635cm" fo:margin-left="5.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3cm" fo:text-indent="-0.635cm" fo:margin-left="6.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38cm" fo:text-indent="-0.635cm" fo:margin-left="6.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3cm" fo:text-indent="-0.635cm" fo:margin-left="7.37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Trondheim is Norway</text:span><text:span text:style-name="T96">´</text:span><text:span text:style-name="T84">s third biggest city with over 150,000 people. A big percentage of these are students. It is the home of NTNU and is right at the heart of Norway. In this issue, we unleash the good and the bad (or the ugly)about this city. This is what people say</text:span><text:span text:style-name="T96">…</text:span></text:p>
      <text:p text:style-name="P3"/>
      <text:p text:style-name="P4">“ I like <text:span text:style-name="T81">Trondheim</text:span>, it’s quite beautiful. It’s all quite small compared to the city I come from. So it’s good in a way not to be so crowded but there is also the negative side where nothing much happens. <text:span text:style-name="T38">It has</text:span><text:span text:style-name="T39"> less activities than Singapore perhaps this big events.”</text:span></text:p>
      <text:p text:style-name="P3"><text:span text:style-name="T39"/></text:p>
      <text:p text:style-name="P3"><text:span text:style-name="T81">To anyone like Ritah or someone</text:span> struggling living here because it feels too small, <text:span text:style-name="T81">all we say is</text:span> <text:s/>say “well, then you’re not crowded!” <text:span text:style-name="T81">Otherwise think about the</text:span> university. The one time I have felt like I was living in a metropolis <text:span text:style-name="T81">here </text:span>was <text:span text:style-name="T81">either</text:span> when I was stood outside Student Sumfundet when a concert was finishing <text:span text:style-name="T81">or</text:span> a football match had just finished at Lerkendal. This may be a small city but it has big events, check out our previews section to make sure you do not miss out. </text:p>
      <text:p text:style-name="P3"><text:span text:style-name="T83"/></text:p>
      <text:p text:style-name="P3"><text:span text:style-name="T83"><text:s/>Alfred from Malaysia ,26years old and I am currently studying <text:s/>masters in environmental toxicology in chemistry in NTNU .</text:span><text:span text:style-name="T81">Asked if he has som</text:span>e friends and social activities, <text:span text:style-name="T81">Alfred answers</text:span></text:p>
      <text:p text:style-name="P3"><text:span text:style-name="T92"/></text:p>
      <text:p text:style-name="P4"><text:span text:style-name="T92">“Yeah, </text:span><text:span text:style-name="T83">but sometimes like for example now it’s the study period, so sometimes we will just lock ourselves in the rooms and especially the sun is set like at 2 or 3pm and you kind feel it is quiet and lonely. …. when you get to meet your friends then you feel alive again.”</text:span></text:p>
      <text:p text:style-name="P3"/>
      <text:p text:style-name="P3"><text:span text:style-name="T108">O</text:span><text:span text:style-name="T109">k</text:span><text:span text:style-name="T108">, this is more of a “when in Rome do as the romans” sort of </text:span><text:span text:style-name="T110">situation.</text:span><text:span text:style-name="T108">. There is </text:span><text:span text:style-name="T110">actually </text:span><text:span text:style-name="T108"><text:s/>loads going on in </text:span><text:span text:style-name="T110">Trondheim despite having</text:span><text:span text:style-name="T108"> some real quite periods. Norwegians have not disappeared during these periods, </text:span><text:span text:style-name="T110">neither <text:s/>are they </text:span><text:span text:style-name="T108">hibernating, you know! </text:span><text:span text:style-name="T110">They</text:span><text:span text:style-name="T108"> are </text:span><text:span text:style-name="T110">either</text:span><text:span text:style-name="T108"> in cabins </text:span><text:span text:style-name="T110">or out</text:span><text:span text:style-name="T108"> on the slopes etc. Don’t check out our listings, check out our main feature about winter activities. </text:span></text:p>
      <text:p text:style-name="P3"><text:span text:style-name="T31"/></text:p>
      <text:p text:style-name="P3">Paula <text:span text:style-name="T107">(personal trainer)</text:span>, from Mexico, <text:span text:style-name="T107">been in Trondheim</text:span> since last year May. </text:p>
      <text:p text:style-name="P3"><text:span text:style-name="T84"/></text:p>
      <text:p text:style-name="P4"><text:span text:style-name="T94">“</text:span><text:span text:style-name="T95">H</text:span><text:span text:style-name="T94">ere, I feel very lost when they talk about music. Like for me music in the UK </text:span><text:span text:style-name="T95">is where</text:span><text:span text:style-name="T94"> you can connect with <text:s/>so many concerts in everything .</text:span><text:span text:style-name="T95">However, in Trondheim</text:span><text:span text:style-name="T94"> I looked for the concerts and really it’s hard to find one.” </text:span></text:p>
      <text:list xml:id="list8803690292153457492" text:style-name="WWNum2">
        <text:list-header>
          <text:p text:style-name="P5"><text:span text:style-name="T84"/></text:p>
        </text:list-header>
      </text:list>
      <text:p text:style-name="P6"><text:span text:style-name="T84">We advise </text:span><text:span text:style-name="T86">Paula</text:span><text:span text:style-name="T84"> to check out page XXX for our </text:span><text:span text:style-name="T86">preview</text:span><text:span text:style-name="T84"> of what Trondheim offers on the music scene, totally undiscovered.</text:span></text:p>
      <text:p text:style-name="P3"><text:span text:style-name="T98">Otherwise</text:span><text:span text:style-name="T96"> if you do not support </text:span><text:span text:style-name="T98">the</text:span><text:span text:style-name="T96"> local music scene </text:span><text:span text:style-name="T98">here in Trondheim</text:span><text:span text:style-name="T96">, you cannot complain when your favourite artists overlook Trondheim as a tour spot. Find</text:span><text:span text:style-name="T98">ing</text:span><text:span text:style-name="T96"> likeminded people </text:span><text:span text:style-name="T98">can actually build our music scene</text:span><text:span text:style-name="T96">,</text:span><text:span text:style-name="T98">also</text:span><text:span text:style-name="T96"> </text:span><text:span text:style-name="T98">take a look at</text:span><text:span text:style-name="T96"> Anette’s Rave article.</text:span></text:p>
      <text:p text:style-name="P3"><text:span text:style-name="T34"/></text:p>
      <text:p text:style-name="P3"><text:span text:style-name="T40"/></text:p>
      <text:p text:style-name="P3"><text:span text:style-name="T111">Asked if she </text:span><text:s/><text:span text:style-name="T111">has built a</text:span> connection with the locals, <text:span text:style-name="T111">this is what Joan from Columbia says</text:span> </text:p>
      <text:p text:style-name="P3"><text:span text:style-name="T42"/></text:p>
      <text:p text:style-name="P7"><text:span text:style-name="T40">“ Not so much, I think I </text:span><text:span text:style-name="T41">mostly </text:span><text:span text:style-name="T40">connect with the international people. Aah but I think that it is also very important to learn the language because now that I can communicate a little bit more in Norwegian </text:span><text:span text:style-name="T41">than before</text:span><text:span text:style-name="T40">. I </text:span><text:span text:style-name="T41">am</text:span><text:span text:style-name="T40"> start</text:span><text:span text:style-name="T41">ing</text:span><text:span text:style-name="T40"> to feel a little bit more connection with Norwegian</text:span><text:span text:style-name="T41">s</text:span><text:span text:style-name="T40"> even though it’s really not like a </text:span><text:span text:style-name="T41">deep</text:span><text:span text:style-name="T40"> friendship with ...”</text:span></text:p>
      <text:p text:style-name="P8"><text:span text:style-name="T40"/></text:p>
      <text:p text:style-name="P2"><text:span text:style-name="T84">Now this one gets all o f us puzzled, </text:span><text:span text:style-name="T88">peronally </text:span><text:span text:style-name="T96">I only understand about 80% of the language. The 20% I don</text:span><text:span text:style-name="T101">'</text:span><text:span text:style-name="T96">t understand is probably dialect, but that is the same across the whole country, and indeed Sweden and Denmark. So the dialects mean I am just as crap in Norwegian here as I am across the whole country! Haha,</text:span></text:p>
      <text:p text:style-name="P1"/>
      <text:p text:style-name="P1"><text:span text:style-name="T100">Trondheim embraces diversity</text:span><text:span text:style-name="T96"> and with this comes a range of faces and voices </text:span><text:span text:style-name="T100">that you can find more about in our piece on imigration on page XX</text:span><text:span text:style-name="T96"> </text:span></text:p>
      <text:p text:style-name="P9"><text:span text:style-name="T96"/></text:p>
      <text:p text:style-name="P9"><text:span text:style-name="T96"/></text:p>
      <text:p text:style-name="P9"><text:span text:style-name="T115"/></text:p>
      <text:p text:style-name="P9"><text:soft-page-break/><text:span text:style-name="T115"/></text:p>
      <text:p text:style-name="P9"><text:span text:style-name="T115"/></text:p>
      <text:p text:style-name="P35">If given power to change two things about <text:span text:style-name="T112">Trondheim</text:span> <text:span text:style-name="T112">even though he has only</text:span> been here 3months., <text:span text:style-name="T112">Alfred has this to say...</text:span></text:p>
      <text:p text:style-name="P35"/>
      <text:p text:style-name="P36"><text:span text:style-name="T102">“I think the first thing is may be the food because like eating out is really luxury in </text:span><text:span text:style-name="T103">Trondheim</text:span><text:span text:style-name="T102"> and the selection of the food and the next thing is about the organic food as well…..”</text:span></text:p>
      <text:p text:style-name="P10"><text:span text:style-name="T83"/></text:p>
      <text:p text:style-name="P17">Eating out <text:span text:style-name="T112">i</text:span>s a luxury but when you do, we have one of the best places in Norway to <text:span text:style-name="T112">dine.</text:span></text:p>
      <text:p text:style-name="P17">For all the inbetween times enjoy the opportunity to eat <text:span text:style-name="T112">your home-made sandwich outside </text:span>with fantastic l<text:span text:style-name="T112">an</text:span>dscapes <text:span text:style-name="T112">but</text:span> don’t forget your bottom warmers.</text:p>
      <text:p text:style-name="P18"><text:span text:style-name="T89"/></text:p>
      <text:p text:style-name="P18"><text:span text:style-name="T96"/></text:p>
      <text:p text:style-name="P21"><text:span text:style-name="T102">Marsha (Netherlands) and paula (Mexico) moved together to Norway. It is not shocking that Marsha never got much of a shock here.</text:span></text:p>
      <text:p text:style-name="P21"><text:span text:style-name="T102"/></text:p>
      <text:p text:style-name="P32"><text:span text:style-name="T102"><text:s/>«Well really I don’t recall getting shocked over anything. I guess for her since she is from Mexico I guess the darkness.»</text:span></text:p>
      <text:p text:style-name="P30"><text:span text:style-name="T102"/></text:p>
      <text:p text:style-name="P31"><text:span text:style-name="T102">Paula jumps on</text:span></text:p>
      <text:p text:style-name="P32"><text:span text:style-name="T102"><text:s/>«Oh </text:span><text:span text:style-name="T105">yeah</text:span><text:span text:style-name="T102">. But well I think am a very easy person to adopt and also the darkness I didn’t feel it that much because I also work a lot </text:span><text:span text:style-name="T106">winter</text:span><text:span text:style-name="T102">. I so if I am totally in the house, I don’t get that feeling of darkness.»</text:span></text:p>
      <text:list xml:id="list1981249093549706667" text:style-name="WWNum4">
        <text:list-header>
          <text:p text:style-name="P19"><text:span text:style-name="T84"/></text:p>
        </text:list-header>
      </text:list>
      <text:p text:style-name="P18"><text:span text:style-name="T114">?</text:span><text:span text:style-name="T84">habeeb</text:span><text:span text:style-name="T96">’s column </text:span></text:p>
      <text:p text:style-name="P18"><text:span text:style-name="T96"/></text:p>
      <text:p text:style-name="P18"><text:span text:style-name="T96">--------------------------------------------------------------------------------------------------------------------------------</text:span></text:p>
      <text:p text:style-name="P20"><text:span text:style-name="T96">######################################################################</text:span></text:p>
      <text:p text:style-name="P24"><text:span text:style-name="T47">----------------------------------------------------------------------------------------------------------------------------------</text:span></text:p>
      <text:p text:style-name="P14"/>
      <text:p text:style-name="P22"/>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oft-page-break/><text:span text:style-name="T3"/></text:p>
      <text:p text:style-name="P11"><text:span text:style-name="T3"/></text:p>
      <text:p text:style-name="P11"><text:span text:style-name="T3"/></text:p>
      <text:p text:style-name="P11"><text:span text:style-name="T3"/></text:p>
      <text:p text:style-name="P11"><text:span text:style-name="T3">Rita, Singapore. Masters student at NTNU. Been here for 4 years</text:span></text:p>
      <text:p text:style-name="P22"/>
      <text:p text:style-name="P11"><text:span text:style-name="T4">Trondheim is quite beautiful.</text:span></text:p>
      <text:p text:style-name="P11"><text:span text:style-name="T22">Smaller than the city she comes from. </text:span><text:span text:style-name="T43">This is positive because one isn't crowded but then again there isn't much to do.</text:span></text:p>
      <text:p text:style-name="P11"><text:span text:style-name="T22">She has a social circle but finds difficulty with finding events</text:span></text:p>
      <text:p text:style-name="P11"><text:span text:style-name="T59">Dont take it personal if the locals aren't so outgoing. They are just shy</text:span></text:p>
      <text:p text:style-name="P11"><text:span text:style-name="T59">Be yourself</text:span></text:p>
      <text:p text:style-name="P11"><text:span text:style-name="T59">Given power and money, <text:s/>Ritah would change the music scene. (She wants more variety with music but isn't sure what she likes)</text:span></text:p>
      <text:p text:style-name="P11"><text:span text:style-name="T59">Go out in nature and do sports</text:span></text:p>
      <text:p text:style-name="P22"/>
      <text:p text:style-name="P11"><text:span text:style-name="T11">Karim Tahir, Iraq</text:span></text:p>
      <text:p text:style-name="P23"/>
      <text:p text:style-name="P11"><text:span text:style-name="T4">Karim is a well travelled Maters student at NTNU. He moved to Trondheim with his wife and two sons.The family has built a social network for the last 7 months.</text:span></text:p>
      <text:p text:style-name="P11"><text:span text:style-name="T4">He says that the norwegians are generally special people that love to keep their privacy, in cintrast to openess in the middle East where people love the horn of the cars () the restaurants are open 24/7 ( BK?) music (?)</text:span></text:p>
      <text:p text:style-name="P11"><text:span text:style-name="T4">It was early for him to understand that norwegians open up their "secret/magic doors" to family,......</text:span></text:p>
      <text:p text:style-name="P11"><text:span text:style-name="T43">Karim says that intergration for children went faster, the only challenge was the language at the start. He feels that kids are as flexible as using sign language to communicate. He learns from them as well</text:span></text:p>
      <text:p text:style-name="P11"><text:span text:style-name="T8">(Karim – </text:span><text:span text:style-name="T4">advice: Parents can build on family-friendships using the children. Intro? )</text:span></text:p>
      <text:p text:style-name="P22"/>
      <text:p text:style-name="P22"/>
      <text:p text:style-name="P11"><text:span text:style-name="T3">Paula Ramirez (Mexico, 1,5 yrs ago ) and Marcel Kwakkel (Netherlands, foreign worker)</text:span></text:p>
      <text:p text:style-name="P22"/>
      <text:p text:style-name="P11"><text:span text:style-name="T4">Marcel prefers the norwegian mountains to the flatness (as flat as ???) back home</text:span></text:p>
      <text:p text:style-name="P11"><text:span text:style-name="T37">Paula got no shocks in Trondheim as she easily adapts. </text:span><text:span text:style-name="T59">She utilizes her time indoors to do some work, hence loving the productive dark and long winter days</text:span></text:p>
      <text:p text:style-name="P11"><text:span text:style-name="T4">She also exercises alot and does many handstands (if you cant afford the gym?)</text:span></text:p>
      <text:p text:style-name="P11"><text:span text:style-name="T4">Being in an international work environment gets her more international friends.</text:span></text:p>
      <text:p text:style-name="P11"><text:span text:style-name="T5">Feels very lost when people here talk about music. (</text:span><text:span text:style-name="T6">Compares to concerts in UK. NorwegianAir?)</text:span></text:p>
      <text:p text:style-name="P11"><text:span text:style-name="T4">Marcel thinks its harder to move from city to city, just as in NL</text:span></text:p>
      <text:p text:style-name="P11"><text:span text:style-name="T4">Paula feels a change in how things were 1 year ago. </text:span><text:span text:style-name="T5"><text:s/>You don't know if they are sad or happy</text:span></text:p>
      <text:p text:style-name="P11"><text:span text:style-name="T4">Marcel adds that one should take their time. Marcel misses a variety of cheeses, has he been to the farmers market?</text:span></text:p>
      <text:p text:style-name="P22"/>
      <text:p text:style-name="P22"/>
      <text:p text:style-name="P22"/>
      <text:p text:style-name="P11"><text:span text:style-name="T3">Martin (39,Germany, Foreign work) and Giovanna (32, Colombia, Yoga teacher and student)</text:span></text:p>
      <text:p text:style-name="P22"/>
      <text:p text:style-name="P11"><text:span text:style-name="T4">These two are married, after finding love in Trondheim</text:span></text:p>
      <text:p text:style-name="P11"><text:span text:style-name="T4">They met 4,5 yrs ago not long after Martin had moved to Trondheim </text:span><text:span text:style-name="T8">– at Trondheim tango club</text:span></text:p>
      <text:p text:style-name="P11"><text:span text:style-name="T4">Giovanna does less tango now compared to when they met. She thinks the city has alot of activities and clubs. </text:span><text:span text:style-name="T43">The university always has things going on</text:span></text:p>
      <text:p text:style-name="P11"><text:span text:style-name="T5">"I just googled Flaming in Trondheim to find my newest hobby" Giovanna</text:span></text:p>
      <text:p text:style-name="P11"><text:span text:style-name="T43">Language is key to social life</text:span></text:p>
      <text:p text:style-name="P11"><text:soft-page-break/><text:span text:style-name="T4">She misses the activities that she is used to. However for Martin who comes from Germany </text:span><text:span text:style-name="T8">– </text:span><text:span text:style-name="T4">isn't much to miss.</text:span></text:p>
      <text:p text:style-name="P11"><text:span text:style-name="T4">He however struggles with the dialects when it comes to language. </text:span><text:span text:style-name="T43">Thought of moving to a student Kollektivet?</text:span></text:p>
      <text:p text:style-name="P11"><text:span text:style-name="T4">Its nice that the city is close to the sea.</text:span></text:p>
      <text:p text:style-name="P11"><text:span text:style-name="T4">Friendships: She connects more to other experts than locals. She feels the language can be a barrier to this. </text:span><text:span text:style-name="T22">They both agree that it takes time to get into the private circle of Norwegians</text:span></text:p>
      <text:p text:style-name="P11"><text:span text:style-name="T37">How to find love: </text:span><text:span text:style-name="T43">Be open and out-going- Similary, don't push it. Let it be organic</text:span></text:p>
      <text:p text:style-name="P22"/>
      <text:p text:style-name="P11"><text:span text:style-name="T3">Alfred, Malaysia , 26 persuing a masters related with chemistry. Been in Trondheim for 3 months</text:span></text:p>
      <text:p text:style-name="P22"/>
      <text:p text:style-name="P11"><text:span text:style-name="T4">He has already started learning norwegian by using audio-Cds and borrowing books</text:span></text:p>
      <text:p text:style-name="P11"><text:span text:style-name="T4">First impessions: </text:span></text:p>
      <text:p text:style-name="P11"><text:span text:style-name="T22">Slow pace </text:span></text:p>
      <text:p text:style-name="P11"><text:span text:style-name="T22">Laid-back attitude: </text:span><text:span text:style-name="T43">people are more effective, they work smart and not hard.</text:span></text:p>
      <text:p text:style-name="P11"><text:span text:style-name="T4">Alot of personal space is established: He feels more safe and creates safety nuts/bubbles</text:span></text:p>
      <text:p text:style-name="P11"><text:span text:style-name="T4">Alfred feels Trondheim has smaller personal bubbles than Finland <text:s/>where he managed to survive.</text:span></text:p>
      <text:p text:style-name="P11"><text:span text:style-name="T23">Eating out is a luxury</text:span><text:span text:style-name="T24">. Misses organic food</text:span></text:p>
      <text:p text:style-name="P11"><text:span text:style-name="T43">Wishes would be more multicultural: Make more babies?</text:span></text:p>
      <text:p text:style-name="P11"><text:span text:style-name="T4">He is looking forward to skiing.</text:span></text:p>
      <text:p text:style-name="P11"><text:span text:style-name="T4"/></text:p>
      <text:p text:style-name="P15"/>
      <text:p text:style-name="P15"/>
      <text:p text:style-name="P15"/>
      <text:p text:style-name="P15"/>
      <text:p text:style-name="P15"/>
      <text:p text:style-name="P15"/>
      <text:p text:style-name="P13"><text:span text:style-name="T22">- takes time to get into the private circle of Norwegians</text:span></text:p>
      <text:list xml:id="list213915617758073" text:continue-list="list8803690292153457492" text:style-name="WWNum2">
        <text:list-item>
          <text:p text:style-name="P25"><text:span text:style-name="T43">What private keys are you looking for? Thought you were not FBI</text:span></text:p>
        </text:list-item>
        <text:list-item>
          <text:p text:style-name="P25"><text:span text:style-name="T43">Any way, </text:span><text:span text:style-name="T60">don´</text:span><text:span text:style-name="T59">t take it personal if the locals aren't so outgoing. They are just shy</text:span></text:p>
        </text:list-item>
      </text:list>
      <text:p text:style-name="P15"/>
      <text:p text:style-name="P13"><text:span text:style-name="T50">Maybe I will write about this in my editorial so you can link here?</text:span></text:p>
      <text:p text:style-name="P12"><text:span text:style-name="T4"/></text:p>
      <text:p text:style-name="P11"/>
      <text:p text:style-name="P11"><text:span text:style-name="T4">--------------------------------------------------------------------------------------------------------------------</text:span></text:p>
      <text:p text:style-name="P27"><text:span text:style-name="T65">I am </text:span><text:span text:style-name="T66">Alfred from Malaysia</text:span><text:span text:style-name="T65"> currently</text:span><text:span text:style-name="T66"> 26years old and I am currently studying like masters in environmental toxicology in chemistry in NTNU</text:span><text:span text:style-name="T65"> </text:span></text:p>
      <text:p text:style-name="P27"><text:span text:style-name="T65"/></text:p>
      <text:p text:style-name="P33"><text:span text:style-name="T75">Qtn:</text:span><text:span text:style-name="T64"> But do you have enough of the friends and social activities?</text:span></text:p>
      <text:p text:style-name="P28"><text:span text:style-name="T67">Ans:</text:span><text:span text:style-name="T65"> Ya: but sometimes like for example now it’s the study period, so sometimes we will just lock ourselves in the rooms and especially the sun is set like at 2 or 3pm and you kind feel it is quiet and lonely. And sometimes when you get to meet your friends then you feel alive again. </text:span></text:p>
      <text:p text:style-name="P28"><text:span text:style-name="T65"/></text:p>
      <text:p text:style-name="P34"><text:span text:style-name="T64">My name </text:span><text:span text:style-name="T76">Paula and I am from Mexico</text:span><text:span text:style-name="T64">. I live in Traham </text:span><text:span text:style-name="T76">since last year May. And I am a personal trainer instructor and I work in and that is it. </text:span></text:p>
      <text:p text:style-name="P28"><text:soft-page-break/><text:span text:style-name="T65">My name is </text:span><text:span text:style-name="T70">Marsha, I am from Netherlands</text:span><text:span text:style-name="T65">. I moved here. We are </text:span><text:span text:style-name="T70">together with my wife Paula. I moved here last year</text:span><text:span text:style-name="T65"> since I have got a job here. </text:span></text:p>
      <text:p text:style-name="P28"><text:span text:style-name="T65"/></text:p>
      <text:p text:style-name="P28"><text:span text:style-name="T67">Ans:</text:span><text:span text:style-name="T65"> </text:span><text:span text:style-name="T70">Aah I think I miss sometimes more like real aunthetic control relation because here I feel very lost when they talk about music. Like for me music in the UK: you can wooow connect with so many concerts in everything and here I looked for the concerts and really it’s hard to find one. </text:span></text:p>
      <text:p text:style-name="P28"><text:span text:style-name="T70"/></text:p>
      <text:p text:style-name="P34"><text:span text:style-name="T77">My name is Joan ………I am coming from Colombia</text:span></text:p>
      <text:p text:style-name="P34"><text:span text:style-name="T75">Ans:</text:span><text:span text:style-name="T64"> at the same time </text:span><text:span text:style-name="T77">I am a yoga teacher. </text:span></text:p>
      <text:p text:style-name="P28"><text:span text:style-name="T71">My name is Martin Poch, I am in Traham since four and half years. I came to Traham because of my work. I was working in German for 5-6years before I came to Traham.</text:span></text:p>
      <text:p text:style-name="P28"><text:span text:style-name="T71"/></text:p>
      <text:p text:style-name="P28"><text:span text:style-name="T68">Ans:</text:span><text:span text:style-name="T71"> Hmm: <text:s/>the first year was nice, pretty amazing I could say. I can’t complain for my first year because I had a lot of new experiences. But I think I started to feel more tricks or things with the time not the first year. But with the time I start to miss many things like food from my country or I saw that there are many activities here but not the activities am used to and the weather hear is the topic and the darkness is high, ya: nothing much. </text:span></text:p>
      <text:p text:style-name="P28"><text:span text:style-name="T71"/></text:p>
      <text:p text:style-name="P29"><text:span text:style-name="T69">Ans:</text:span><text:span text:style-name="T72"> Not so much, I think most I connect with the international people. Aah but I think that it is also very important to learn the language because now that I can communicate a little bit more in Norwegian. I start to feel a little bit more connection with Norwegian even though it’s really not like a friendship with Norwegians. So I think I am not in this state but I still get more touches to them and I think they appreciate knowing each other. </text:span></text:p>
      <text:p text:style-name="P29"><text:span text:style-name="T72"/></text:p>
      <text:p text:style-name="P29"><text:span text:style-name="T69">Ans:</text:span><text:span text:style-name="T72"> I know; I think it is to be open and do these kind of activities that allow you to meet people because if your alone or always with normal friend, you will not get to know anybody. I think I know many girls especially who want to get like boyfriend or husband and they push it and when you push it, it’s not going organically. So it’s better being open and enjoying loneliness as well. Someone will arrive to you.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Bookman Old Style" svg:font-family="'Bookman Old Style'" style:font-family-generic="roman" style:font-pitch="variable"/>
    <style:font-face style:name="Caladea" svg:font-family="Calade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nb" fo:country="NO" fo:font-style="normal" style:text-underline-style="none" fo:font-weight="normal" style:letter-kerning="false" style:font-name-asian="Arial Unicode MS"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padding="0cm" fo:border="none" fo:keep-with-next="auto" text:number-lines="true" text:line-number="0" style:text-autospace="ideograph-alpha" style:punctuation-wrap="hanging" style:line-break="strict" style:tab-stop-distance="1.27cm" style:writing-mode="page"/>
      <style:text-properties fo:font-variant="normal" fo:text-transform="none" fo:color="#00000a" style:text-outline="false" style:text-line-through-style="none" style:text-line-through-type="none" style:text-position="0% 100%" style:font-name="Times New Roman" fo:font-size="12pt" fo:letter-spacing="normal" fo:language="nb" fo:country="NO" fo:font-style="normal" style:text-underline-style="none" fo:font-weight="normal" style:letter-kerning="false" style:font-name-asian="Arial Unicode MS"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text:display="true" fo:padding="0cm" fo: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default-outline-level="">
      <style: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2" style:display-name="Table Style 2" style:family="paragraph" style:default-outline-level="">
      <style: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Hyperlink.0" style:family="text" style:parent-style-name="Internet_20_link">
      <style:text-properties style:text-underline-style="solid" style:text-underline-width="auto" style:text-underline-color="#00000a"/>
    </style:style>
    <style:style style:name="ListLabel_20_1" style:display-name="ListLabel 1" style:family="text">
      <style:text-properties fo:font-variant="normal" fo:text-transform="none" fo:color="#ff2600" style:text-outline="false" style:text-line-through-style="none" style:text-line-through-type="none" style:text-position="0% 100%" style:font-name="Times New Roman" fo:font-family="'Times New Roman'" style:font-family-generic="roman" style:font-pitch="variable" fo:font-size="12pt" fo:letter-spacing="normal" fo:font-style="normal" fo:font-weight="normal" style:letter-kerning="false" fo:background-color="#0165b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6.166cm" fo:text-indent="-0.882cm"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text:list-tab-stop-position="16.166cm" fo:text-indent="-0.882cm" fo:margin-left="1.658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text:list-tab-stop-position="16.166cm" fo:text-indent="-0.882cm" fo:margin-left="2.046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text:list-tab-stop-position="16.166cm" fo:text-indent="-0.882cm" fo:margin-left="2.434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text:list-tab-stop-position="16.166cm" fo:text-indent="-0.882cm" fo:margin-left="2.822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text:list-tab-stop-position="16.166cm" fo:text-indent="-0.882cm" fo:margin-left="3.21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text:list-tab-stop-position="16.166cm" fo:text-indent="-0.882cm" fo:margin-left="3.598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text:list-tab-stop-position="16.166cm" fo:text-indent="-0.882cm" fo:margin-left="3.98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text:list-tab-stop-position="16.166cm" fo:text-indent="-0.882cm" fo:margin-left="4.374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6.166cm" fo:text-indent="-0.882cm"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text:list-tab-stop-position="16.166cm" fo:text-indent="-0.882cm" fo:margin-left="1.658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text:list-tab-stop-position="16.166cm" fo:text-indent="-0.882cm" fo:margin-left="2.046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text:list-tab-stop-position="16.166cm" fo:text-indent="-0.882cm" fo:margin-left="2.434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text:list-tab-stop-position="16.166cm" fo:text-indent="-0.882cm" fo:margin-left="2.822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text:list-tab-stop-position="16.166cm" fo:text-indent="-0.882cm" fo:margin-left="3.21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text:list-tab-stop-position="16.166cm" fo:text-indent="-0.882cm" fo:margin-left="3.598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text:list-tab-stop-position="16.166cm" fo:text-indent="-0.882cm" fo:margin-left="3.98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text:list-tab-stop-position="16.166cm" fo:text-indent="-0.882cm" fo:margin-left="4.374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6.166cm" fo:text-indent="-0.882cm"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text:list-tab-stop-position="16.166cm" fo:text-indent="-0.882cm" fo:margin-left="1.658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text:list-tab-stop-position="16.166cm" fo:text-indent="-0.882cm" fo:margin-left="2.046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text:list-tab-stop-position="16.166cm" fo:text-indent="-0.882cm" fo:margin-left="2.434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text:list-tab-stop-position="16.166cm" fo:text-indent="-0.882cm" fo:margin-left="2.822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text:list-tab-stop-position="16.166cm" fo:text-indent="-0.882cm" fo:margin-left="3.21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text:list-tab-stop-position="16.166cm" fo:text-indent="-0.882cm" fo:margin-left="3.598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text:list-tab-stop-position="16.166cm" fo:text-indent="-0.882cm" fo:margin-left="3.98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text:list-tab-stop-position="16.166cm" fo:text-indent="-0.882cm" fo:margin-left="4.374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6.166cm" fo:text-indent="-0.882cm"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text:list-tab-stop-position="16.166cm" fo:text-indent="-0.882cm" fo:margin-left="1.658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text:list-tab-stop-position="16.166cm" fo:text-indent="-0.882cm" fo:margin-left="2.046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text:list-tab-stop-position="16.166cm" fo:text-indent="-0.882cm" fo:margin-left="2.434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text:list-tab-stop-position="16.166cm" fo:text-indent="-0.882cm" fo:margin-left="2.822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text:list-tab-stop-position="16.166cm" fo:text-indent="-0.882cm" fo:margin-left="3.21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text:list-tab-stop-position="16.166cm" fo:text-indent="-0.882cm" fo:margin-left="3.598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text:list-tab-stop-position="16.166cm" fo:text-indent="-0.882cm" fo:margin-left="3.98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text:list-tab-stop-position="16.166cm" fo:text-indent="-0.882cm" fo:margin-left="4.374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none"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9T21:39:14.309000000</dc:date>
    <meta:editing-duration>PT1H22M18S</meta:editing-duration>
    <meta:editing-cycles>4</meta:editing-cycles>
    <meta:generator>LibreOffice/4.4.1.2$Windows_x86 LibreOffice_project/45e2de17089c24a1fa810c8f975a7171ba4cd432</meta:generator>
    <meta:document-statistic meta:table-count="0" meta:image-count="0" meta:object-count="0" meta:page-count="5" meta:paragraph-count="89" meta:word-count="2056" meta:character-count="11604" meta:non-whitespace-character-count="9604"/>
  </office:meta>
</office:document-meta>
</file>